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mbol" svg:font-family="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14pt" fo:font-weight="bold" officeooo:rsid="0012f5d0" officeooo:paragraph-rsid="0012f5d0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12f5d0"/>
    </style:style>
    <style:style style:name="P5" style:family="paragraph" style:parent-style-name="Text_20_body">
      <style:text-properties officeooo:rsid="0012f5d0" officeooo:paragraph-rsid="0012f5d0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Footer">
      <style:text-properties officeooo:rsid="001189e7" officeooo:paragraph-rsid="001189e7"/>
    </style:style>
    <style:style style:name="P8" style:family="paragraph" style:parent-style-name="Standard">
      <style:paragraph-properties fo:text-align="start" style:justify-single-word="false"/>
      <style:text-properties officeooo:rsid="001189e7" officeooo:paragraph-rsid="001189e7"/>
    </style:style>
    <style:style style:name="P9" style:family="paragraph" style:parent-style-name="Standard">
      <style:text-properties officeooo:rsid="001189e7" officeooo:paragraph-rsid="001189e7"/>
    </style:style>
    <style:style style:name="P10" style:family="paragraph" style:parent-style-name="Standard">
      <style:paragraph-properties fo:text-align="center" style:justify-single-word="false"/>
      <style:text-properties style:font-name="Likhan" fo:font-weight="normal" officeooo:rsid="001189e7" officeooo:paragraph-rsid="001189e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189e7" officeooo:paragraph-rsid="001189e7" style:font-size-asian="14pt" style:font-weight-asian="bold" style:font-size-complex="14pt" style:font-weight-complex="bold"/>
    </style:style>
    <style:style style:name="T1" style:family="text">
      <style:text-properties officeooo:rsid="001189e7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font-name="Symbol"/>
    </style:style>
    <style:style style:name="T6" style:family="text">
      <style:text-properties style:text-position="-33% 80%"/>
    </style:style>
    <style:style style:name="T7" style:family="text">
      <style:text-properties fo:font-size="14pt"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SA működése </text:p>
      <text:p text:style-name="P10"/>
      <text:p text:style-name="P8"/>
      <text:p text:style-name="P9">Az <text:span text:style-name="T2">RSA</text:span> módszer egy <text:span text:style-name="T3">nyilvános kulcsú titkosítási eljárás (public key cryptosystem)</text:span>, melyet Ron <text:span text:style-name="T2">R</text:span>ivest, Adi <text:span text:style-name="T2">S</text:span>hamir, és Leonard <text:span text:style-name="T2">A</text:span>dleman dolgozott ki 1977-ben a Massachusetts Institute of Technology egyetemen. </text:p>
      <text:p text:style-name="P1">Felhasználási lehetőségek</text:p>
      <text:p text:style-name="Text_20_body">Mindkét fél, az üzenet küldője és fogadója is rendelkezik egy titkos és egy nyilvános kulccsal. A titkos és a nyilvános kulcs egy-egy számpár. A kulcsokat a küldő állítja elő, a nyilvánosat elküldi az üzenet fogadójának. A titkos kulccsal elrejtett üzenetet csak azzal a nyilvános kulccsal lehet megfejteni, amelyet a küldő juttatott el a fogadónak.<text:line-break/>Ez egyszerre két dolgot garantál: </text:p>
      <text:list xml:id="list3073463515" text:style-name="L1">
        <text:list-item>
          <text:p text:style-name="P6">a titkosított üzenetet csak az a személy tudja elolvasni, akinek a birtokában van a nyilvános kulcs </text:p>
        </text:list-item>
        <text:list-item>
          <text:p text:style-name="P2">az az üzenet, amelyet egy nyilvános kulccsal meg tudok fejteni, biztosan azzal a titkos kulccsal lett elrejtve, amely az én nyilvános kulcsomnak a titkos párja </text:p>
        </text:list-item>
      </text:list>
      <text:p text:style-name="Text_20_body">Az első lehetőséget a hagyományos üzenetváltás során használják ki az üzenet titkosítására (pl. SSH, Netscape, MSIE, PGP), vagy egy más, titkos kulcsú módszerrel (pl. DES) titkosított üzenet titkos kulcsának az elrejtésére.<text:line-break/>A második lehetőség a digitális aláírás (digital signature) és a tanúsítványok (certificate) alapja.</text:p>
      <text:p text:style-name="P5"/>
      <text:p text:style-name="P4"><text:span text:style-name="T7">Az RSA titkosító algoritmus rövid összefoglalása </text:span></text:p>
      <text:p text:style-name="P4">Legyen N = pq, két nagy prímszám szorzata (n/2 bit hosszú mindkettő), ezt nevezzük RSA modulusnak. Napjainkban  N tipikus hosszúsága  n=1024 bit, ami 309 decimális jegyet jelent. A két prímtényező pedig 512 bit hosszú. Nem így volt ez kezdetben, amikor  az  n=128  bites modulus is biztonságosnak bizonyult, majd éppen a támadások és a technika fejlődése hatására, a biztonságot a számok nagyságának emelésével igyekeztek biztosítani. Így lett az RSA modulus hossza  256, 512, majd  1024 bit. Már itt érdemes megjegyezni, hogy az ilyenfajta biztonság növelés jelentős anyagi ráfordítást igényel, mivel a technikai eszközöket általában le kell cserélni, illetve ahol ezt nem tudják megoldani, ott csökken a rendszer biztonsága.</text:p>
      <text:p text:style-name="P3">Egyszerű példa:</text:p>
      <text:p text:style-name="P3"/>
      <text:p text:style-name="P3"/>
      <text:p text:style-name="P4"><text:span text:style-name="T1">Jelenlegi matematikai ismereteink szerint egy megfelelő gondossággal kivitelezett RSA-titkosítás eredménye számításelméleti okok miatt nem fejthető vissza olyan gyorsan, hogy érdemes legyen megpróbálni. Azonban matematikailag nem bizonyított hogy a titkosított adat visszafejtésére nem létezik kellő gyorsaságú algoritmus, ezért a jövőben ilyen algoritmus felfedezése lehetség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mbol" svg:font-family="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89e7" officeooo:paragraph-rsid="001189e7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rások:<text:a xlink:type="simple" xlink:href="https://hu.wikipedia.org/wiki/RSA-eljárás" text:style-name="Internet_20_link" text:visited-style-name="Visited_20_Internet_20_Link">https://hu.wikipedia.org/wiki/RSA-elj%C3%A1r%C3%A1s</text:a></text:p>
        <text:p text:style-name="MP1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6:58.798692435</meta:creation-date>
    <dc:date>2018-10-24T14:37:23.446495440</dc:date>
    <meta:editing-duration>PT5M3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337" meta:character-count="2445" meta:non-whitespace-character-count="2107"/>
  </office:meta>
</office:document-meta>
</file>